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25-01-16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24-02-1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23-02-0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21-12-06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20-12-15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20-01-2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9-02-11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8-01-12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7-01-0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6-01-25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5-02-06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4-01-09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3-01-29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1-12-08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0-12-2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10-01-12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8-12-17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8-01-2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6-12-20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5-12-20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5-01-04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4-01-15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3-01-03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2-01-09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1-01-25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2000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99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9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9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9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9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9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2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78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7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77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7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6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69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19095060601</text:p>
          </table:table-cell>
          <table:table-cell office:value-type="string" calcext:value-type="string">
            <text:p>196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